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MessageLogger.log( String msg , int lev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MessageLogger.DefaultMessageLogger(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essageLogger.doProg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essageLogger.doEndProgress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essageLogger.rawlog( String msg ,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essageLogger.get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